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3a42" officeooo:paragraph-rsid="000c3a4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c3a42" officeooo:paragraph-rsid="000c3a42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TOKEN GENERATION</text:p>
      <text:p text:style-name="P2"/>
      <text:p text:style-name="P2">CODE </text:p>
      <text:p text:style-name="P2"/>
      <text:p text:style-name="P2">%{</text:p>
      <text:p text:style-name="P2">int count = 0;</text:p>
      <text:p text:style-name="P2">%}</text:p>
      <text:p text:style-name="P2">%%</text:p>
      <text:p text:style-name="P2">if|else|main|int|char|printf <text:s/>{printf("Keyword <text:s/>- %s \n",yytext);}</text:p>
      <text:p text:style-name="P2">[+|-|*|/|%] {printf("Operator - %s\n",yytext);}</text:p>
      <text:p text:style-name="P2">["{","}",";",":","(",")",","" ","\t"] {printf("Delimiter %s\n",yytext);}</text:p>
      <text:p text:style-name="P2">[a-zA-Z1-9]* {printf("Identifier %s\n",yytext);}</text:p>
      <text:p text:style-name="P2">\n {return 0;}</text:p>
      <text:p text:style-name="P2">%%</text:p>
      <text:p text:style-name="P2">int main()</text:p>
      <text:p text:style-name="P2">{</text:p>
      <text:p text:style-name="P2">yylex();</text:p>
      <text:p text:style-name="P2">return 0;</text:p>
      <text:p text:style-name="P2">}</text:p>
      <text:p text:style-name="P2"/>
      <text:p text:style-name="P2">OUTPUT</text:p>
      <text:p text:style-name="P2">vml21cs183@llb29-System-Product-Name:~/Desktop/Vivek Rajeev V/Programs/Identifyig_pattern_keyword$ lex key_word.lex</text:p>
      <text:p text:style-name="P2">vml21cs183@llb29-System-Product-Name:~/Desktop/Vivek Rajeev V/Programs/Identifyig_pattern_keyword$ gcc lex.yy.c -ll</text:p>
      <text:p text:style-name="P2">vml21cs183@llb29-System-Product-Name:~/Desktop/Vivek Rajeev V/Programs/Identifyig_pattern_keyword$ ./a.out</text:p>
      <text:p text:style-name="P2">int main() a+b printf(x)</text:p>
      <text:p text:style-name="P2">Keyword <text:s/>- int </text:p>
      <text:p text:style-name="P2"><text:s/>Keyword <text:s/>- main </text:p>
      <text:p text:style-name="P2">Delimiter (</text:p>
      <text:p text:style-name="P2">Delimiter )</text:p>
      <text:p text:style-name="P2"><text:s/>Identifier a</text:p>
      <text:p text:style-name="P2">Operator - +</text:p>
      <text:p text:style-name="P2">Identifier b</text:p>
      <text:p text:style-name="P2"><text:s/>Keyword <text:s/>- printf </text:p>
      <text:p text:style-name="P2">Delimiter (</text:p>
      <text:p text:style-name="P2">Identifier x</text:p>
      <text:p text:style-name="P2">Delimiter 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1:40:57.357273057</meta:creation-date>
    <dc:date>2024-07-25T11:43:56.082562280</dc:date>
    <meta:editing-duration>PT2M59S</meta:editing-duration>
    <meta:editing-cycles>1</meta:editing-cycles>
    <meta:document-statistic meta:table-count="0" meta:image-count="0" meta:object-count="0" meta:page-count="1" meta:paragraph-count="33" meta:word-count="83" meta:character-count="832" meta:non-whitespace-character-count="767"/>
    <meta:generator>LibreOffice/7.3.7.2$Linux_X86_64 LibreOffice_project/30$Build-2</meta:generator>
  </office:meta>
</office:document-meta>
</file>